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7" style:family="table-column">
      <style:table-column-properties fo:break-before="auto" style:column-width="1.792cm"/>
    </style:style>
    <style:style style:name="co5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5.727cm"/>
    </style:style>
    <style:style style:name="co4" style:family="table-column">
      <style:table-column-properties fo:break-before="auto" style:column-width="6.16cm"/>
    </style:style>
    <style:style style:name="co6" style:family="table-column">
      <style:table-column-properties fo:break-before="auto" style:column-width="7.84cm"/>
    </style:style>
    <style:style style:name="co8" style:family="table-column">
      <style:table-column-properties fo:break-before="auto" style:column-width="8.172cm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1.085cm" fo:break-before="auto" style:use-optimal-row-height="false"/>
    </style:style>
    <style:style style:name="ro8" style:family="table-row">
      <style:table-row-properties style:row-height="3.21cm" fo:break-before="auto" style:use-optimal-row-height="true"/>
    </style:style>
    <style:style style:name="ta2" style:family="table" style:master-page-name="PageStyle_5f_Лист2">
      <style:table-properties table:display="true" style:writing-mode="lr-tb"/>
    </style:style>
    <style:style style:name="ta3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cm" style:writing-mode="page"/>
      <style:text-properties fo:color="#24292e" style:text-outline="false" style:text-line-through-style="none" style:text-line-through-type="none" style:font-name="Segoe UI" fo:font-size="11pt" fo:font-style="normal" fo:text-shadow="none" style:text-underline-style="none" fo:font-weight="bold" style:font-size-asian="11pt" style:font-style-asian="normal" style:font-weight-asian="bold" style:font-name-complex="Segoe UI" style:font-size-complex="11pt" style:font-style-complex="normal" style:font-weight-complex="bold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</style:style>
    <style:style style:name="ce2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cm" style:writing-mode="page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diagonal-bl-tr="none" style:diagonal-tl-br="none" fo:border="0.74pt solid #000000" style:rotation-align="non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3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8" table:default-cell-style-name="Default"/>
        <table:table-column table:style-name="co5" table:number-columns-repeated="60" table:default-cell-style-name="Default"/>
        <table:table-row table:style-name="ro3">
          <table:table-cell table:style-name="ce1" office:value-type="string" calcext:value-type="string">
            <text:p>ObservableComputations overloaded methods group </text:p>
          </table:table-cell>
          <table:table-cell table:style-name="ce5" office:value-type="string" calcext:value-type="string">
            <text:p>MS LINQ overloaded methods group</text:p>
          </table:table-cell>
          <table:table-cell table:style-name="ce5" office:value-type="string" calcext:value-type="string">
            <text:p>Returned instance class derived from</text:p>
          </table:table-cell>
          <table:table-cell table:style-name="ce5" office:value-type="string" calcext:value-type="string">
            <text:p>Note</text:p>
          </table:table-cell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6" office:value-type="string" calcext:value-type="string">
            <text:p>Append</text:p>
          </table:table-cell>
          <table:table-cell table:style-name="ce11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ggregating&lt;TSourceItem, </text:span></text:p>
            <text:p><text:span text:style-name="T1">TResult&gt;</text:span></text:p>
          </table:table-cell>
          <table:table-cell table:style-name="ce7" office:value-type="string" calcext:value-type="string">
            <text:p>Aggregat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llCalcuating&lt;TSourceItem&gt;</text:span></text:p>
          </table:table-cell>
          <table:table-cell table:style-name="ce7" office:value-type="string" calcext:value-type="string">
            <text:p>All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AnyCalcuating</text:p>
          </table:table-cell>
          <table:table-cell table:style-name="ce7" office:value-type="string" calcext:value-type="string">
            <text:p>Any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<text:span text:style-name="T1">Appending&lt;TSourceItem&gt;</text:span></text:p>
          </table:table-cell>
          <table:table-cell table:style-name="ce7" office:value-type="string" calcext:value-type="string">
            <text:p>Ap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6" office:value-type="string" calcext:value-type="string">
            <text:p>Not applicable</text:p>
          </table:table-cell>
          <table:table-cell table:style-name="ce7" office:value-type="string" calcext:value-type="string">
            <text:p>AsEnumerab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<text:span text:style-name="T1">Averaging&lt;TSourceItem,</text:span></text:p>
            <text:p><text:span text:style-name="T1"> TResult&gt;</text:span></text:p>
          </table:table-cell>
          <table:table-cell table:style-name="ce7" office:value-type="string" calcext:value-type="string">
            <text:p>Averag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Binding class</text:p>
          </table:table-cell>
          <table:table-cell table:style-name="ce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bin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mput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asting&lt;TResultItem&gt;</text:p>
          </table:table-cell>
          <table:table-cell table:style-name="ce7" office:value-type="string" calcext:value-type="string">
            <text:p>Cas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5">
          <table:table-cell table:style-name="ce7" office:value-type="string" calcext:value-type="string">
            <text:p>Concatenating&lt;TSourceItem&gt;</text:p>
          </table:table-cell>
          <table:table-cell table:style-name="ce7" office:value-type="string" calcext:value-type="string">
            <text:p>Conca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Element of the source collection </text:p>
            <text:p>may be INotifyCollectionChanged </text:p>
            <text:p>or IReadScalar&lt;INotifyCollectionChanged&gt;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ntainsCalcuating</text:p>
          </table:table-cell>
          <table:table-cell table:style-name="ce7" office:value-type="string" calcext:value-type="string">
            <text:p>Contains</text:p>
          </table:table-cell>
          <table:table-cell table:style-name="ce12" office:value-type="string" calcext:value-type="string">
            <text:p>ScalarComputing&lt;bool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6" office:value-type="string" calcext:value-type="string">
            <text:p>ObservableCollection.Count</text:p>
            <text:p> property</text:p>
          </table:table-cell>
          <table:table-cell table:style-name="ce7" office:value-type="string" calcext:value-type="string">
            <text:p>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7" office:value-type="string" calcext:value-type="string">
            <text:p>DefaultIf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Differing&lt;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differ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Distincting&lt;TSourceItem&gt;</text:p>
          </table:table-cell>
          <table:table-cell table:style-name="ce7" office:value-type="string" calcext:value-type="string">
            <text:p>Distin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lementA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ItemComputing</text:p>
          </table:table-cell>
          <table:table-cell table:style-name="ce7" office:value-type="string" calcext:value-type="string">
            <text:p>ElementA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index requested is out of source collection</text:p>
            <text:p>range ScalarComputing&lt;TSourceItem&gt;.Value </text:p>
            <text:p>property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Empt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Excepting&lt;TSourceItem&gt;</text:p>
          </table:table-cell>
          <table:table-cell table:style-name="ce7" office:value-type="string" calcext:value-type="string">
            <text:p>Excep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Fir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FirstComputing&lt;TSourceItem&gt;</text:p>
          </table:table-cell>
          <table:table-cell table:style-name="ce7" office:value-type="string" calcext:value-type="string">
            <text:p>Fir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7">
          <table:table-cell table:style-name="ce7" office:value-type="string" calcext:value-type="string">
            <text:p>Grouping&lt;TSourceItem, TKey&gt;</text:p>
          </table:table-cell>
          <table:table-cell table:style-name="ce7" office:value-type="string" calcext:value-type="string">
            <text:p>Group</text:p>
          </table:table-cell>
          <table:table-cell table:style-name="ce14" office:value-type="string" calcext:value-type="string">
            <text:p>CollectionComputing&lt;Group</text:p>
            <text:p>    &lt;TSourceItem, TKey&gt;&gt;</text:p>
          </table:table-cell>
          <table:table-cell table:style-name="ce11" office:value-type="string" calcext:value-type="string">
            <text:p>Can contain a group with null key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GroupJoining&lt;</text:p>
            <text:p>    TOuterSourceItem, </text:p>
            <text:p>    TinnerSourceItem, Tkey&gt;</text:p>
          </table:table-cell>
          <table:table-cell table:style-name="ce9" office:value-type="string" calcext:value-type="string" table:number-columns-spanned="1" table:number-rows-spanned="2">
            <text:p>GroupJoin</text:p>
          </table:table-cell>
          <table:table-cell table:style-name="ce14" office:value-type="string" calcext:value-type="string">
            <text:p>CollectionComputing&lt;JoinGroup&lt;</text:p>
            <text:p>    TOuterSourceItem, </text:p>
            <text:p>        TInnerSourceItem, TKey&gt;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PredicateGroupJoining&lt;</text:p>
            <text:p>    TOuterSourceItem, </text:p>
            <text:p>    TinnerSourceItem&gt;</text:p>
          </table:table-cell>
          <table:covered-table-cell table:style-name="ce10"/>
          <table:table-cell table:style-name="ce14" office:value-type="string" calcext:value-type="string">
            <text:p>CollectionComputing&lt;</text:p>
            <text:p>    PredicateJoinGroup&lt;</text:p>
            <text:p>        TOuterSourceItem, </text:p>
            <text:p>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Intersecting&lt;TSourceItem&gt;</text:p>
          </table:table-cell>
          <table:table-cell table:style-name="ce7" office:value-type="string" calcext:value-type="string">
            <text:p>Intersect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Dispatch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/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CollectionProcessing&lt;TSourceItem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CollectionProcessing&lt;TSourceItem, </text:p>
            <text:p>TReturnValue&gt;</text:p>
          </table:table-cell>
          <table:table-cell table:style-name="ce7" office:value-type="string" calcext:value-type="string">
            <text:p>List&lt;T&gt;.ForEach</text:p>
          </table:table-cell>
          <table:table-cell table:style-name="ce7" office:value-type="string" calcext:value-type="string">
            <text:p>CollectionComputing&lt;TReturnValue&gt;</text:p>
          </table:table-cell>
          <table:table-cell table:style-name="ce11" office:value-type="string" calcext:value-type="string">
            <text:p>see more <text:a xlink:href="#change-handling-in-observablecollectiont" xlink:type="simple">here</text:a>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CollectionPausing&lt;TSourceItem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collection </text:p>
            <text:p>and accumulates them, </text:p>
            <text:p>further, when setting value false</text:p>
            <text:p> for property IsPaused </text:p>
            <text:p>applies all accumulated changes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Joing&lt;TOuterSourceItem, </text:p>
            <text:p>TInnerSourceItem&gt;</text:p>
          </table:table-cell>
          <table:table-cell table:style-name="ce7" office:value-type="string" calcext:value-type="string">
            <text:p>Join</text:p>
          </table:table-cell>
          <table:table-cell table:style-name="ce14" office:value-type="string" calcext:value-type="string">
            <text:p>CollectionComputing&lt;</text:p>
            <text:p>    JoinPair&lt;TOuterSourceItem,</text:p>
            <text:p>         TInnerSourceItem&gt;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a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LastComputing&lt;TSourceItem&gt;</text:p>
          </table:table-cell>
          <table:table-cell table:style-name="ce7" office:value-type="string" calcext:value-type="string">
            <text:p>LastOrDefault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LongCoun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Maximazing&lt;TSourceItem&gt;</text:p>
          </table:table-cell>
          <table:table-cell table:style-name="ce7" office:value-type="string" calcext:value-type="string">
            <text:p>Max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</text:p>
            <text:p> returns default of TSourceItem </text:p>
            <text:p>or value passed in defaultValue paremeter</text:p>
          </table:table-cell>
          <table:table-cell table:number-columns-repeated="60"/>
        </table:table-row>
        <table:table-row table:style-name="ro6">
          <table:table-cell table:style-name="ce7" office:value-type="string" calcext:value-type="string">
            <text:p>Minimazing&lt;TSourceItem&gt;</text:p>
          </table:table-cell>
          <table:table-cell table:style-name="ce7" office:value-type="string" calcext:value-type="string">
            <text:p>Min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If source collection length is zero </text:p>
            <text:p>ScalarComputing&lt;TSourceItem&gt;.Value property </text:p>
            <text:p>returns default of TSourceItem </text:p>
            <text:p>or value passed in defaultValue paremeter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OfTypeComputing&lt;TResultItem&gt;</text:p>
          </table:table-cell>
          <table:table-cell table:style-name="ce7" office:value-type="string" calcext:value-type="string">
            <text:p>OfType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 </text:p>
            <text:p> TOrderingValue&gt;</text:p>
          </table:table-cell>
          <table:table-cell table:style-name="ce7" office:value-type="string" calcext:value-type="string">
            <text:p>Order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Ordering&lt;TSourceItem,</text:p>
            <text:p> TOrderingValue&gt;</text:p>
          </table:table-cell>
          <table:table-cell table:style-name="ce7" office:value-type="string" calcext:value-type="string">
            <text:p>OrderByDescending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aging&lt;TSourceItem&gt;</text:p>
          </table:table-cell>
          <table:table-cell table:style-name="ce28" office:value-type="string" calcext:value-type="string">
            <text:p>Not implemente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epending&lt;TSourceItem&gt;</text:p>
          </table:table-cell>
          <table:table-cell table:style-name="ce7" office:value-type="string" calcext:value-type="string">
            <text:p>Prepend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PropertyAccess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 office:value-type="string" calcext:value-type="string">
            <text:p>see more <text:a xlink:href="#accessing-a-property-via-reflection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equenceComputing</text:p>
          </table:table-cell>
          <table:table-cell table:style-name="ce7" office:value-type="string" calcext:value-type="string">
            <text:p>Range</text:p>
          </table:table-cell>
          <table:table-cell table:style-name="ce12" office:value-type="string" calcext:value-type="string">
            <text:p>CollectionComputing&lt;int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Repeat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19" office:value-type="string" calcext:value-type="string">
            <text:p>PreviousTracking&lt;TResult&gt;</text:p>
          </table:table-cell>
          <table:table-cell table:style-name="ce29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Reversing&lt;TSourceItem&gt;</text:p>
          </table:table-cell>
          <table:table-cell table:style-name="ce7" office:value-type="string" calcext:value-type="string">
            <text:p>Revers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Selecting&lt;TSourceItem,</text:p>
            <text:p> TResultItem&gt;</text:p>
          </table:table-cell>
          <table:table-cell table:style-name="ce7" office:value-type="string" calcext:value-type="string">
            <text:p>Select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SelectingMany&lt;TSourceItem,</text:p>
            <text:p> TResultItem&gt;</text:p>
          </table:table-cell>
          <table:table-cell table:style-name="ce7" office:value-type="string" calcext:value-type="string">
            <text:p>SelectMany</text:p>
          </table:table-cell>
          <table:table-cell table:style-name="ce12" office:value-type="string" calcext:value-type="string">
            <text:p>CollectionComputing&lt;TResult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SequenceEqual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7" office:value-type="string" calcext:value-type="string">
            <text:p>SingleOrDefaul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&lt;TSourceItem&gt;</text:p>
          </table:table-cell>
          <table:table-cell table:style-name="ce7" office:value-type="string" calcext:value-type="string">
            <text:p>Skip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kipingWhile&lt;TSourceItem&gt;</text:p>
          </table:table-cell>
          <table:table-cell table:style-name="ce7" office:value-type="string" calcext:value-type="string">
            <text:p>Skip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tringsConcatenating</text:p>
          </table:table-cell>
          <table:table-cell table:style-name="ce7" office:value-type="string" calcext:value-type="string">
            <text:p>string.Join</text:p>
          </table:table-cell>
          <table:table-cell table:style-name="ce12" office:value-type="string" calcext:value-type="string">
            <text:p>ScalarComputing&lt;string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Summarizing&lt;TSourceItem&gt;</text:p>
          </table:table-cell>
          <table:table-cell table:style-name="ce7" office:value-type="string" calcext:value-type="string">
            <text:p>Sum</text:p>
          </table:table-cell>
          <table:table-cell table:style-name="ce12" office:value-type="string" calcext:value-type="string">
            <text:p>Scalar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&lt;TSourceItem&gt;</text:p>
          </table:table-cell>
          <table:table-cell table:style-name="ce7" office:value-type="string" calcext:value-type="string">
            <text:p>Tak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TakingWhile&lt;TSourceItem&gt;</text:p>
          </table:table-cell>
          <table:table-cell table:style-name="ce7" office:value-type="string" calcext:value-type="string">
            <text:p>TakeWhil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TSourceItem,</text:p>
            <text:p> TOrderingValue&gt;</text:p>
          </table:table-cell>
          <table:table-cell table:style-name="ce7" office:value-type="string" calcext:value-type="string">
            <text:p>ThenBy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ThenOrdering&lt;TSourceItem,</text:p>
            <text:p> TOrderingValue&gt;</text:p>
          </table:table-cell>
          <table:table-cell table:style-name="ce7" office:value-type="string" calcext:value-type="string">
            <text:p>ThenByDescending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Array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Dictionaring&lt;TSourceItem,</text:p>
            <text:p> TKey, TValue&gt;</text:p>
          </table:table-cell>
          <table:table-cell table:style-name="ce7" office:value-type="string" calcext:value-type="string">
            <text:p>ToDictionary</text:p>
          </table:table-cell>
          <table:table-cell table:style-name="ce12" office:value-type="string" calcext:value-type="string">
            <text:p>Dictionary&lt;TKey, TValue&gt;</text:p>
          </table:table-cell>
          <table:table-cell table:style-name="ce11"/>
          <table:table-cell table:number-columns-repeated="60"/>
        </table:table-row>
        <table:table-row table:style-name="ro4">
          <table:table-cell table:style-name="ce7" office:value-type="string" calcext:value-type="string">
            <text:p>Hashing&lt;TSourceItem,</text:p>
            <text:p> TKey&gt;</text:p>
          </table:table-cell>
          <table:table-cell table:style-name="ce7" office:value-type="string" calcext:value-type="string">
            <text:p>ToHashSet</text:p>
          </table:table-cell>
          <table:table-cell table:style-name="ce12" office:value-type="string" calcext:value-type="string">
            <text:p>HashSet&lt;TKey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applicable</text:p>
          </table:table-cell>
          <table:table-cell table:style-name="ce6" office:value-type="string" calcext:value-type="string">
            <text:p>ToList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8" office:value-type="string" calcext:value-type="string">
            <text:p>Not implemented</text:p>
          </table:table-cell>
          <table:table-cell table:style-name="ce6" office:value-type="string" calcext:value-type="string">
            <text:p>ToLookup</text:p>
          </table:table-cell>
          <table:table-cell table:style-name="ce12"/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niting&lt;TSourceItem&gt;</text:p>
          </table:table-cell>
          <table:table-cell table:style-name="ce7" office:value-type="string" calcext:value-type="string">
            <text:p>Union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2">
          <table:table-cell table:style-name="ce7" office:value-type="string" calcext:value-type="string">
            <text:p>Using&lt;TArgument, TResult&gt;</text:p>
          </table:table-cell>
          <table:table-cell table:style-name="ce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arbitrary-expression-observing" xlink:type="simple">here</text:a> and <text:a xlink:href="#applications-of-usingtresult-extension-method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Filtering&lt;TSourceItem&gt;</text:p>
          </table:table-cell>
          <table:table-cell table:style-name="ce7" office:value-type="string" calcext:value-type="string">
            <text:p>Where</text:p>
          </table:table-cell>
          <table:table-cell table:style-name="ce12" office:value-type="string" calcext:value-type="string">
            <text:p>CollectionComputing&lt;TSourceItem&gt;</text:p>
          </table:table-cell>
          <table:table-cell table:style-name="ce11"/>
          <table:table-cell table:number-columns-repeated="60"/>
        </table:table-row>
        <table:table-row table:style-name="ro6">
          <table:table-cell table:style-name="ce7" office:value-type="string" calcext:value-type="string">
            <text:p>PropertyDispatching&lt;THolder,</text:p>
            <text:p> 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IReadScalar&lt;TResult&gt;</text:p>
            <text:p>IWriteScalar&lt;TResult&gt;, </text:p>
            <text:p>IScalar&lt;TResult&gt;, </text:p>
            <text:p>IComputing</text:p>
          </table:table-cell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Dispatch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see more <text:a xlink:href="#multithreading" xlink:type="simple">here</text:a>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ScalarProces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4">
          <table:table-cell table:style-name="ce7" office:value-type="string" calcext:value-type="string">
            <text:p>ScalarProcessing&lt;TValue,</text:p>
            <text:p> TReturn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turnValue&gt;</text:p>
          </table:table-cell>
          <table:table-cell table:style-name="ce11" office:value-type="string" calcext:value-type="string">
            <text:p>see more <text:a xlink:href="#handling-changes-in-ireadscalartvalue" xlink:type="simple">here</text:a></text:p>
          </table:table-cell>
          <table:table-cell table:number-columns-repeated="60"/>
        </table:table-row>
        <table:table-row table:style-name="ro8">
          <table:table-cell table:style-name="ce7" office:value-type="string" calcext:value-type="string">
            <text:p>ScalarPausing&lt;TValue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Value&gt;</text:p>
          </table:table-cell>
          <table:table-cell table:style-name="ce11" office:value-type="string" calcext:value-type="string">
            <text:p>When setting the value true </text:p>
            <text:p>for the IsPaused property </text:p>
            <text:p>does not apply changes </text:p>
            <text:p>of source scalar</text:p>
            <text:p>and accumulates them, </text:p>
            <text:p>further, when setting value false</text:p>
            <text:p> for property IsPaused </text:p>
            <text:p>applies accumulated changes</text:p>
          </table:table-cell>
          <table:table-cell table:number-columns-repeated="60"/>
        </table:table-row>
        <table:table-row table:style-name="ro2">
          <table:table-cell table:style-name="ce7" office:value-type="string" calcext:value-type="string">
            <text:p>WeakPreviousTracking&lt;TResult&gt;</text:p>
          </table:table-cell>
          <table:table-cell table:style-name="ce28" office:value-type="string" calcext:value-type="string">
            <text:p>Not applicable</text:p>
          </table:table-cell>
          <table:table-cell table:style-name="ce12" office:value-type="string" calcext:value-type="string">
            <text:p>ScalarComputing&lt;TResult&gt;</text:p>
          </table:table-cell>
          <table:table-cell table:style-name="ce11" office:value-type="string" calcext:value-type="string">
            <text:p>see more <text:a xlink:href="#tracking-previous-value-of-ireadscalartvalue" xlink:type="simple">here</text:a></text:p>
          </table:table-cell>
          <table:table-cell table:number-columns-repeated="60"/>
        </table:table-row>
        <table:table-row table:style-name="ro5">
          <table:table-cell table:style-name="ce7" office:value-type="string" calcext:value-type="string">
            <text:p>Zipping&lt;TSourceItemLeft,</text:p>
            <text:p> TSourceItemRight&gt;</text:p>
          </table:table-cell>
          <table:table-cell table:style-name="ce7" office:value-type="string" calcext:value-type="string">
            <text:p>Zip</text:p>
          </table:table-cell>
          <table:table-cell table:style-name="ce14" office:value-type="string" calcext:value-type="string">
            <text:p>CollectionComputing&lt;ZipPair&lt;</text:p>
            <text:p>    TSourceItemLeft, </text:p>
            <text:p>    TSourceItemRight&gt;&gt;</text:p>
          </table:table-cell>
          <table:table-cell table:style-name="ce11"/>
          <table:table-cell table:number-columns-repeated="60"/>
        </table:table-row>
        <table:table-row table:style-name="ro2" table:number-rows-repeated="1048500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Лист2" table:style-name="ta2">
        <table:table-column table:style-name="co7" table:default-cell-style-name="Default"/>
        <table:table-column table:style-name="co5" table:number-columns-repeated="63" table:default-cell-style-name="Default"/>
        <table:table-row table:style-name="ro2" table:number-rows-repeated="1048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9P0"/>
    </number:number-style>
    <number:number-style style:name="N10111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1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1P0"/>
    </number:number-style>
    <number:number-style style:name="N10112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2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2P0"/>
    </number:number-style>
    <number:date-style style:name="N10113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4" number:language="ru" number:country="RU">
      <number:month number:textual="true"/>
      <number:text>.</number:text>
      <number:year/>
    </number:date-style>
    <number:time-style style:name="N10115" number:language="ru" number:country="RU">
      <number:hours/>
      <number:text>:</number:text>
      <number:minutes number:style="long"/>
      <number:text> </number:text>
      <number:am-pm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ru" number:country="RU">
      <number:hours/>
      <number:text>:</number:text>
      <number:minutes number:style="long"/>
    </number:time-style>
    <number:time-style style:name="N10118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9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21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1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22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4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5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5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5P0"/>
    </number:number-style>
    <number:number-style style:name="N10129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9P2" style:volatile="true" number:language="ru" number:country="RU">
      <loext:text> </loext:text>
      <loext:fill-character> </loext:fill-character>
      <number:text>-    </number:text>
    </number:number-style>
    <number:text-style style:name="N10129" number:language="ru" number:country="R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33P2" style:volatile="true" number:language="ru" number:country="RU">
      <loext:text> </loext:text>
      <loext:fill-character> </loext:fill-character>
      <number:text>-р. </number:text>
    </number:number-style>
    <number:text-style style:name="N10133" number:language="ru" number:country="R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7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7" number:language="ru" number:country="R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41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41" number:language="ru" number:country="RU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20_25__20_-_20_Accent1" style:display-name="Excel Built-in 20% - Accent1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9dc3e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8faadc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18cm 0.026cm 0.018cm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5b9bd5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dcdea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9dc3e6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18cm 0.026cm 0.018cm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65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5b9bd5" style:border-line-width-bottom="0.018cm 0.026cm 0.018cm" style:diagonal-bl-tr="none" style:diagonal-tl-br="none" fo:border-left="none" fo:border-right="none" fo:border-top="0.74pt solid #5b9bd5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.00.0000</text:date>, <text:time style:data-style-name="N2" text:time-value="21:26:10.7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Лист2" style:display-name="PageStyle_Лист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Лист1" style:display-name="PageStyle_Лист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Igor Buchelnikov</meta:initial-creator>
    <meta:creation-date>2019-08-09T13:20:55</meta:creation-date>
    <dc:date>2020-06-07T21:30:43.215000000</dc:date>
    <meta:generator>LibreOffice/6.4.4.2$Windows_X86_64 LibreOffice_project/3d775be2011f3886db32dfd395a6a6d1ca2630ff</meta:generator>
    <meta:editing-duration>PT1H18M47S</meta:editing-duration>
    <meta:editing-cycles>17</meta:editing-cycles>
    <meta:document-statistic meta:table-count="2" meta:cell-count="23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